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307.1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, Cermonial sacrifice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0:27:33.00695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2M48S</meta:editing-duration>
    <meta:editing-cycles>61</meta:editing-cycles>
    <meta:generator>LibreOffice/5.0.3.2$Linux_X86_64 LibreOffice_project/00m0$Build-2</meta:generator>
    <dc:date>2016-03-09T10:31:21.443997683</dc:date>
    <dc:creator>Bunners 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